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6.82625cm"/>
    </style:style>
    <style:style style:name="co3" style:family="table-column">
      <style:table-column-properties fo:break-before="auto" style:column-width="1.27cm"/>
    </style:style>
    <style:style style:name="co4" style:family="table-column">
      <style:table-column-properties fo:break-before="auto" style:column-width="1.45520833333333cm"/>
    </style:style>
    <style:style style:name="ro1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4" table:number-columns-repeated="16376" table:default-cell-style-name="ce1"/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https://doi.org/10.5281/zenodo.10887777</text:p>
          </table:table-cell>
          <table:table-cell office:value-type="string" office:string-value="Adam" table:formula="of:=VLOOKUP([.$A1];[.$G$1:.$K$54];2;FALSE)" table:style-name="ce1">
            <text:p>Adam</text:p>
          </table:table-cell>
          <table:table-cell office:value-type="string" office:string-value="Dennett" table:formula="of:=VLOOKUP([.$A1];[.$G$1:.$K$54];3;FALSE)" table:style-name="ce1">
            <text:p>Dennett</text:p>
          </table:table-cell>
          <table:table-cell office:value-type="string" office:string-value="Do good schools really push up property prices? Disentangling school and neighbourhood effects with empirical evidence from Brighton, England" table:formula="of:=VLOOKUP([.$A1];[.$G$1:.$K$54];4;FALSE)" table:style-name="ce1">
            <text:p>Do good schools really push up property prices? Disentangling school and neighbourhood effects with empirical evidence from Brighton, England</text:p>
          </table:table-cell>
          <table:table-cell table:style-name="ce1"/>
          <table:table-cell office:value-type="string" table:style-name="ce1">
            <text:p>Submission Id</text:p>
          </table:table-cell>
          <table:table-cell office:value-type="string" table:style-name="ce1">
            <text:p>Submitter first name</text:p>
          </table:table-cell>
          <table:table-cell office:value-type="string" table:style-name="ce1">
            <text:p>Submitter last name</text:p>
          </table:table-cell>
          <table:table-cell office:value-type="string" table:style-name="ce1">
            <text:p>Title</text:p>
          </table:table-cell>
          <table:table-cell table:number-columns-repeated="1637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https://doi.org/10.5281/zenodo.10887814</text:p>
          </table:table-cell>
          <table:table-cell office:value-type="string" office:string-value="Adam" table:formula="of:=VLOOKUP([.$A2];[.$G$1:.$K$54];2;FALSE)" table:style-name="ce1">
            <text:p>Adam</text:p>
          </table:table-cell>
          <table:table-cell office:value-type="string" office:string-value="Dennett" table:formula="of:=VLOOKUP([.$A2];[.$G$1:.$K$54];3;FALSE)" table:style-name="ce1">
            <text:p>Dennett</text:p>
          </table:table-cell>
          <table:table-cell office:value-type="string" office:string-value="From The Beer Orders to Last Orders ‚ÄìLegislation, Taxation and The Modern Beer Landscape of London" table:formula="of:=VLOOKUP([.$A2];[.$G$1:.$K$54];4;FALSE)" table:style-name="ce1">
            <text:p>From The Beer Orders to Last Orders ‚ÄìLegislation, Taxation and The Modern Beer Landscape of London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Adam</text:p>
          </table:table-cell>
          <table:table-cell office:value-type="string" table:style-name="ce1">
            <text:p>Dennett</text:p>
          </table:table-cell>
          <table:table-cell office:value-type="string" table:style-name="ce1">
            <text:p>Do good schools really push up property prices? Disentangling school and neighbourhood effects with empirical evidence from Brighton, England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https://doi.org/10.5281/zenodo.10897750</text:p>
          </table:table-cell>
          <table:table-cell office:value-type="string" office:string-value="Jonny" table:formula="of:=VLOOKUP([.$A3];[.$G$1:.$K$54];2;FALSE)" table:style-name="ce1">
            <text:p>Jonny</text:p>
          </table:table-cell>
          <table:table-cell office:value-type="string" office:string-value="Huck" table:formula="of:=VLOOKUP([.$A3];[.$G$1:.$K$54];3;FALSE)" table:style-name="ce1">
            <text:p>Huck</text:p>
          </table:table-cell>
          <table:table-cell office:value-type="string" office:string-value="Evaluating Map Projections for Globe Production" table:formula="of:=VLOOKUP([.$A3];[.$G$1:.$K$54];4;FALSE)" table:style-name="ce1">
            <text:p>Evaluating Map Projections for Globe Production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Adam</text:p>
          </table:table-cell>
          <table:table-cell office:value-type="string" table:style-name="ce1">
            <text:p>Dennett</text:p>
          </table:table-cell>
          <table:table-cell office:value-type="string" table:style-name="ce1">
            <text:p>From The Beer Orders to Last Orders ‚ÄìLegislation, Taxation and The Modern Beer Landscape of London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https://doi.org/10.5281/zenodo.10897758</text:p>
          </table:table-cell>
          <table:table-cell office:value-type="string" office:string-value="Jonny" table:formula="of:=VLOOKUP([.$A4];[.$G$1:.$K$54];2;FALSE)" table:style-name="ce1">
            <text:p>Jonny</text:p>
          </table:table-cell>
          <table:table-cell office:value-type="string" office:string-value="Huck" table:formula="of:=VLOOKUP([.$A4];[.$G$1:.$K$54];3;FALSE)" table:style-name="ce1">
            <text:p>Huck</text:p>
          </table:table-cell>
          <table:table-cell office:value-type="string" office:string-value="‚ÄúThe Great Blackbury Pie‚Äù ~ or ~ Focal Area Bias in Geographically Weighted Analysis" table:formula="of:=VLOOKUP([.$A4];[.$G$1:.$K$54];4;FALSE)" table:style-name="ce1">
            <text:p>‚ÄúThe Great Blackbury Pie‚Äù ~ or ~ Focal Area Bias in Geographically Weighted Analysis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Jonny</text:p>
          </table:table-cell>
          <table:table-cell office:value-type="string" table:style-name="ce1">
            <text:p>Huck</text:p>
          </table:table-cell>
          <table:table-cell office:value-type="string" table:style-name="ce1">
            <text:p>Evaluating Map Projections for Globe Production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https://doi.org/10.5281/zenodo.10897763</text:p>
          </table:table-cell>
          <table:table-cell office:value-type="string" office:string-value="Mikaella" table:formula="of:=VLOOKUP([.$A5];[.$G$1:.$K$54];2;FALSE)" table:style-name="ce1">
            <text:p>Mikaella</text:p>
          </table:table-cell>
          <table:table-cell office:value-type="string" office:string-value="Mavrogeni" table:formula="of:=VLOOKUP([.$A5];[.$G$1:.$K$54];3;FALSE)" table:style-name="ce1">
            <text:p>Mavrogeni</text:p>
          </table:table-cell>
          <table:table-cell office:value-type="string" office:string-value="Deriving flow patterns from GPS in-app mobile phone data" table:formula="of:=VLOOKUP([.$A5];[.$G$1:.$K$54];4;FALSE)" table:style-name="ce1">
            <text:p>Deriving flow patterns from GPS in-app mobile phone data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Jonny</text:p>
          </table:table-cell>
          <table:table-cell office:value-type="string" table:style-name="ce1">
            <text:p>Huck</text:p>
          </table:table-cell>
          <table:table-cell office:value-type="string" table:style-name="ce1">
            <text:p>‚ÄúThe Great Blackbury Pie‚Äù ~ or ~ Focal Area Bias in Geographically Weighted Analysis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https://doi.org/10.5281/zenodo.10897767</text:p>
          </table:table-cell>
          <table:table-cell office:value-type="float" office:value="0" table:formula="of:=VLOOKUP([.$A6];[.$G$1:.$K$54];2;FALSE)" table:style-name="ce1">
            <text:p>#N/A</text:p>
          </table:table-cell>
          <table:table-cell office:value-type="float" office:value="0" table:formula="of:=VLOOKUP([.$A6];[.$G$1:.$K$54];3;FALSE)" table:style-name="ce1">
            <text:p>#N/A</text:p>
          </table:table-cell>
          <table:table-cell office:value-type="float" office:value="0" table:formula="of:=VLOOKUP([.$A6];[.$G$1:.$K$54];4;FALSE)" table:style-name="ce1">
            <text:p>#N/A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Timna</text:p>
          </table:table-cell>
          <table:table-cell office:value-type="string" table:style-name="ce1">
            <text:p>Denwood</text:p>
          </table:table-cell>
          <table:table-cell office:value-type="string" table:style-name="ce1">
            <text:p>Landscape Perceptions in the Lake District: Distant and Close Reading in Participatory GIS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https://doi.org/10.5281/zenodo.10897775</text:p>
          </table:table-cell>
          <table:table-cell office:value-type="string" office:string-value="Vlad" table:formula="of:=VLOOKUP([.$A7];[.$G$1:.$K$54];2;FALSE)" table:style-name="ce1">
            <text:p>Vlad</text:p>
          </table:table-cell>
          <table:table-cell office:value-type="string" office:string-value="Tesniere" table:formula="of:=VLOOKUP([.$A7];[.$G$1:.$K$54];3;FALSE)" table:style-name="ce1">
            <text:p>Tesniere</text:p>
          </table:table-cell>
          <table:table-cell office:value-type="string" office:string-value="Leveraging advances in Language Models for neighbourhood delineation in the London housing market" table:formula="of:=VLOOKUP([.$A7];[.$G$1:.$K$54];4;FALSE)" table:style-name="ce1">
            <text:p>Leveraging advances in Language Models for neighbourhood delineation in the London housing market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Mikaella</text:p>
          </table:table-cell>
          <table:table-cell office:value-type="string" table:style-name="ce1">
            <text:p>Mavrogeni</text:p>
          </table:table-cell>
          <table:table-cell office:value-type="string" table:style-name="ce1">
            <text:p>Deriving flow patterns from GPS in-app mobile phone data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https://doi.org/10.5281/zenodo.10897784</text:p>
          </table:table-cell>
          <table:table-cell office:value-type="string" office:string-value="Ruth" table:formula="of:=VLOOKUP([.$A8];[.$G$1:.$K$54];2;FALSE)" table:style-name="ce1">
            <text:p>Ruth</text:p>
          </table:table-cell>
          <table:table-cell office:value-type="string" office:string-value="Nelson" table:formula="of:=VLOOKUP([.$A8];[.$G$1:.$K$54];3;FALSE)" table:style-name="ce1">
            <text:p>Nelson</text:p>
          </table:table-cell>
          <table:table-cell office:value-type="string" office:string-value="Bringing moral clarity to urban planning: Developing data-driven metrics of spatial justice for neighbourhood accessibility" table:formula="of:=VLOOKUP([.$A8];[.$G$1:.$K$54];4;FALSE)" table:style-name="ce1">
            <text:p>Bringing moral clarity to urban planning: Developing data-driven metrics of spatial justice for neighbourhood accessibility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Vlad</text:p>
          </table:table-cell>
          <table:table-cell office:value-type="string" table:style-name="ce1">
            <text:p>Tesniere</text:p>
          </table:table-cell>
          <table:table-cell office:value-type="string" table:style-name="ce1">
            <text:p>Leveraging advances in Language Models for neighbourhood delineation in the London housing market</text:p>
          </table:table-cell>
          <table:table-cell table:number-columns-repeated="1637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https://doi.org/10.5281/zenodo.10897792</text:p>
          </table:table-cell>
          <table:table-cell office:value-type="string" office:string-value="Ren√©" table:formula="of:=VLOOKUP([.$A9];[.$G$1:.$K$54];2;FALSE)" table:style-name="ce1">
            <text:p>Ren√©</text:p>
          </table:table-cell>
          <table:table-cell office:value-type="string" office:string-value="Westerholt" table:formula="of:=VLOOKUP([.$A9];[.$G$1:.$K$54];3;FALSE)" table:style-name="ce1">
            <text:p>Westerholt</text:p>
          </table:table-cell>
          <table:table-cell office:value-type="string" office:string-value="Extending the Moran scatterplot by indications of critical values and p-values: introducing the Moran seismogram and the drop plot" table:formula="of:=VLOOKUP([.$A9];[.$G$1:.$K$54];4;FALSE)" table:style-name="ce1">
            <text:p>Extending the Moran scatterplot by indications of critical values and p-values: introducing the Moran seismogram and the drop plot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Ruth</text:p>
          </table:table-cell>
          <table:table-cell office:value-type="string" table:style-name="ce1">
            <text:p>Nelson</text:p>
          </table:table-cell>
          <table:table-cell office:value-type="string" table:style-name="ce1">
            <text:p>Bringing moral clarity to urban planning: Developing data-driven metrics of spatial justice for neighbourhood accessibility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https://doi.org/10.5281/zenodo.10899260</text:p>
          </table:table-cell>
          <table:table-cell office:value-type="string" office:string-value="Nick" table:formula="of:=VLOOKUP([.$A10];[.$G$1:.$K$54];2;FALSE)" table:style-name="ce1">
            <text:p>Nick</text:p>
          </table:table-cell>
          <table:table-cell office:value-type="string" office:string-value="Malleson" table:formula="of:=VLOOKUP([.$A10];[.$G$1:.$K$54];3;FALSE)" table:style-name="ce1">
            <text:p>Malleson</text:p>
          </table:table-cell>
          <table:table-cell office:value-type="string" office:string-value="Interrogating the Spatio-Temporal Dynamics of Urban Footfall using Principal Component Analysis" table:formula="of:=VLOOKUP([.$A10];[.$G$1:.$K$54];4;FALSE)" table:style-name="ce1">
            <text:p>Interrogating the Spatio-Temporal Dynamics of Urban Footfall using Principal Component Analysis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Ren√©</text:p>
          </table:table-cell>
          <table:table-cell office:value-type="string" table:style-name="ce1">
            <text:p>Westerholt</text:p>
          </table:table-cell>
          <table:table-cell office:value-type="string" table:style-name="ce1">
            <text:p>Extending the Moran scatterplot by indications of critical values and p-values: introducing the Moran seismogram and the drop plot</text:p>
          </table:table-cell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https://doi.org/10.5281/zenodo.10899266</text:p>
          </table:table-cell>
          <table:table-cell office:value-type="float" office:value="0" table:formula="of:=VLOOKUP([.$A11];[.$G$1:.$K$54];2;FALSE)" table:style-name="ce1">
            <text:p>#N/A</text:p>
          </table:table-cell>
          <table:table-cell office:value-type="float" office:value="0" table:formula="of:=VLOOKUP([.$A11];[.$G$1:.$K$54];3;FALSE)" table:style-name="ce1">
            <text:p>#N/A</text:p>
          </table:table-cell>
          <table:table-cell office:value-type="float" office:value="0" table:formula="of:=VLOOKUP([.$A11];[.$G$1:.$K$54];4;FALSE)" table:style-name="ce1">
            <text:p>#N/A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Nick</text:p>
          </table:table-cell>
          <table:table-cell office:value-type="string" table:style-name="ce1">
            <text:p>Malleson</text:p>
          </table:table-cell>
          <table:table-cell office:value-type="string" table:style-name="ce1">
            <text:p>Interrogating the Spatio-Temporal Dynamics of Urban Footfall using Principal Component Analysis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https://doi.org/10.5281/zenodo.10899270</text:p>
          </table:table-cell>
          <table:table-cell office:value-type="string" office:string-value="C√©line" table:formula="of:=VLOOKUP([.$A12];[.$G$1:.$K$54];2;FALSE)" table:style-name="ce1">
            <text:p>C√©line</text:p>
          </table:table-cell>
          <table:table-cell office:value-type="string" office:string-value="Van Migerode" table:formula="of:=VLOOKUP([.$A12];[.$G$1:.$K$54];3;FALSE)" table:style-name="ce1">
            <text:p>Van Migerode</text:p>
          </table:table-cell>
          <table:table-cell office:value-type="string" office:string-value="Flexurba: an open-source R package to flexibly reconstruct the Degree of Urbanisation classification." table:formula="of:=VLOOKUP([.$A12];[.$G$1:.$K$54];4;FALSE)" table:style-name="ce1">
            <text:p>Flexurba: an open-source R package to flexibly reconstruct the Degree of Urbanisation classification.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C√©line</text:p>
          </table:table-cell>
          <table:table-cell office:value-type="string" table:style-name="ce1">
            <text:p>Van Migerode</text:p>
          </table:table-cell>
          <table:table-cell office:value-type="string" table:style-name="ce1">
            <text:p>Flexurba: an open-source R package to flexibly reconstruct the Degree of Urbanisation classification.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https://doi.org/10.5281/zenodo.10899280</text:p>
          </table:table-cell>
          <table:table-cell office:value-type="string" office:string-value="Charlotte" table:formula="of:=VLOOKUP([.$A13];[.$G$1:.$K$54];2;FALSE)" table:style-name="ce1">
            <text:p>Charlotte</text:p>
          </table:table-cell>
          <table:table-cell office:value-type="string" office:string-value="Evans" table:formula="of:=VLOOKUP([.$A13];[.$G$1:.$K$54];3;FALSE)" table:style-name="ce1">
            <text:p>Evans</text:p>
          </table:table-cell>
          <table:table-cell office:value-type="string" office:string-value="Spatial Patterns of Tank Decline and Rejuvenation in the Kaveri River Catchment, South India" table:formula="of:=VLOOKUP([.$A13];[.$G$1:.$K$54];4;FALSE)" table:style-name="ce1">
            <text:p>Spatial Patterns of Tank Decline and Rejuvenation in the Kaveri River Catchment, South India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Charlotte</text:p>
          </table:table-cell>
          <table:table-cell office:value-type="string" table:style-name="ce1">
            <text:p>Evans</text:p>
          </table:table-cell>
          <table:table-cell office:value-type="string" table:style-name="ce1">
            <text:p>Spatial Patterns of Tank Decline and Rejuvenation in the Kaveri River Catchment, South India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https://doi.org/10.5281/zenodo.10899286</text:p>
          </table:table-cell>
          <table:table-cell office:value-type="string" office:string-value="Kevin" table:formula="of:=VLOOKUP([.$A14];[.$G$1:.$K$54];2;FALSE)" table:style-name="ce1">
            <text:p>Kevin</text:p>
          </table:table-cell>
          <table:table-cell office:value-type="string" office:string-value="Credit" table:formula="of:=VLOOKUP([.$A14];[.$G$1:.$K$54];3;FALSE)" table:style-name="ce1">
            <text:p>Credit</text:p>
          </table:table-cell>
          <table:table-cell office:value-type="string" office:string-value="The Walkable Accessibility Score (WAS): A spatially-granular open-source measure of walkability for the continental US from 1997-2019" table:formula="of:=VLOOKUP([.$A14];[.$G$1:.$K$54];4;FALSE)" table:style-name="ce1">
            <text:p>The Walkable Accessibility Score (WAS): A spatially-granular open-source measure of walkability for the continental US from 1997-2019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Robin</text:p>
          </table:table-cell>
          <table:table-cell office:value-type="string" table:style-name="ce1">
            <text:p>Lovelace</text:p>
          </table:table-cell>
          <table:table-cell office:value-type="string" table:style-name="ce1">
            <text:p>Reproducible methods for network simplification for data visualisation and transport planning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https://doi.org/10.5281/zenodo.10899415</text:p>
          </table:table-cell>
          <table:table-cell office:value-type="float" office:value="0" table:formula="of:=VLOOKUP([.$A15];[.$G$1:.$K$54];2;FALSE)" table:style-name="ce1">
            <text:p>#N/A</text:p>
          </table:table-cell>
          <table:table-cell office:value-type="float" office:value="0" table:formula="of:=VLOOKUP([.$A15];[.$G$1:.$K$54];3;FALSE)" table:style-name="ce1">
            <text:p>#N/A</text:p>
          </table:table-cell>
          <table:table-cell office:value-type="float" office:value="0" table:formula="of:=VLOOKUP([.$A15];[.$G$1:.$K$54];4;FALSE)" table:style-name="ce1">
            <text:p>#N/A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Credit</text:p>
          </table:table-cell>
          <table:table-cell office:value-type="string" table:style-name="ce1">
            <text:p>The Walkable Accessibility Score (WAS): A spatially-granular open-source measure of walkability for the continental US from 1997-2019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https://doi.org/10.5281/zenodo.10899420</text:p>
          </table:table-cell>
          <table:table-cell office:value-type="string" office:string-value="Kirsty" table:formula="of:=VLOOKUP([.$A16];[.$G$1:.$K$54];2;FALSE)" table:style-name="ce1">
            <text:p>Kirsty</text:p>
          </table:table-cell>
          <table:table-cell office:value-type="string" office:string-value="Watkinson" table:formula="of:=VLOOKUP([.$A16];[.$G$1:.$K$54];3;FALSE)" table:style-name="ce1">
            <text:p>Watkinson</text:p>
          </table:table-cell>
          <table:table-cell office:value-type="string" office:string-value="After the Twitter X-pocalypse: Approaches to Characterising Human Behaviour in Agent-based Models and Beyond" table:formula="of:=VLOOKUP([.$A16];[.$G$1:.$K$54];4;FALSE)" table:style-name="ce1">
            <text:p>After the Twitter X-pocalypse: Approaches to Characterising Human Behaviour in Agent-based Models and Beyond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Yixuan</text:p>
          </table:table-cell>
          <table:table-cell office:value-type="string" table:style-name="ce1">
            <text:p>Liang</text:p>
          </table:table-cell>
          <table:table-cell office:value-type="string" table:style-name="ce1">
            <text:p>Construction of Ecological Corridors in Karst Areas Based on Ecological Sensitivity and Ecological Service Value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https://doi.org/10.5281/zenodo.10899427</text:p>
          </table:table-cell>
          <table:table-cell office:value-type="float" office:value="0" table:formula="of:=VLOOKUP([.$A17];[.$G$1:.$K$54];2;FALSE)" table:style-name="ce1">
            <text:p>#N/A</text:p>
          </table:table-cell>
          <table:table-cell office:value-type="float" office:value="0" table:formula="of:=VLOOKUP([.$A17];[.$G$1:.$K$54];3;FALSE)" table:style-name="ce1">
            <text:p>#N/A</text:p>
          </table:table-cell>
          <table:table-cell office:value-type="float" office:value="0" table:formula="of:=VLOOKUP([.$A17];[.$G$1:.$K$54];4;FALSE)" table:style-name="ce1">
            <text:p>#N/A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Kirsty</text:p>
          </table:table-cell>
          <table:table-cell office:value-type="string" table:style-name="ce1">
            <text:p>Watkinson</text:p>
          </table:table-cell>
          <table:table-cell office:value-type="string" table:style-name="ce1">
            <text:p>After the Twitter X-pocalypse: Approaches to Characterising Human Behaviour in Agent-based Models and Beyond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https://doi.org/10.5281/zenodo.10926048</text:p>
          </table:table-cell>
          <table:table-cell office:value-type="string" office:string-value="Oliver" table:formula="of:=VLOOKUP([.$A18];[.$G$1:.$K$54];2;FALSE)" table:style-name="ce1">
            <text:p>Oliver</text:p>
          </table:table-cell>
          <table:table-cell office:value-type="string" office:string-value="King" table:formula="of:=VLOOKUP([.$A18];[.$G$1:.$K$54];3;FALSE)" table:style-name="ce1">
            <text:p>King</text:p>
          </table:table-cell>
          <table:table-cell office:value-type="string" office:string-value="Automatic detection of native invasive rush species with aerial imagery and deep learning" table:formula="of:=VLOOKUP([.$A18];[.$G$1:.$K$54];4;FALSE)" table:style-name="ce1">
            <text:p>Automatic detection of native invasive rush species with aerial imagery and deep learning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string" table:style-name="ce1">
            <text:p>Oliver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Automatic detection of native invasive rush species with aerial imagery and deep learning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https://doi.org/10.5281/zenodo.10926066</text:p>
          </table:table-cell>
          <table:table-cell office:value-type="float" office:value="0" table:formula="of:=VLOOKUP([.$A19];[.$G$1:.$K$54];2;FALSE)" table:style-name="ce1">
            <text:p>#N/A</text:p>
          </table:table-cell>
          <table:table-cell office:value-type="float" office:value="0" table:formula="of:=VLOOKUP([.$A19];[.$G$1:.$K$54];3;FALSE)" table:style-name="ce1">
            <text:p>#N/A</text:p>
          </table:table-cell>
          <table:table-cell office:value-type="float" office:value="0" table:formula="of:=VLOOKUP([.$A19];[.$G$1:.$K$54];4;FALSE)" table:style-name="ce1">
            <text:p>#N/A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Horan</text:p>
          </table:table-cell>
          <table:table-cell office:value-type="string" table:style-name="ce1">
            <text:p>Using a spatial statistical model to explore voting behaviour in the UK 2019 general election</text:p>
          </table:table-cell>
          <table:table-cell table:number-columns-repeated="1637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https://doi.org/10.5281/zenodo.10926149</text:p>
          </table:table-cell>
          <table:table-cell office:value-type="float" office:value="0" table:formula="of:=VLOOKUP([.$A20];[.$G$1:.$K$54];2;FALSE)" table:style-name="ce1">
            <text:p>#N/A</text:p>
          </table:table-cell>
          <table:table-cell office:value-type="float" office:value="0" table:formula="of:=VLOOKUP([.$A20];[.$G$1:.$K$54];3;FALSE)" table:style-name="ce1">
            <text:p>#N/A</text:p>
          </table:table-cell>
          <table:table-cell office:value-type="float" office:value="0" table:formula="of:=VLOOKUP([.$A20];[.$G$1:.$K$54];4;FALSE)" table:style-name="ce1">
            <text:p>#N/A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MacLachlan</text:p>
          </table:table-cell>
          <table:table-cell office:value-type="string" table:style-name="ce1">
            <text:p>Closing the gap: a spatially targeted approach to water point rehabilitation in Tanzania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https://doi.org/10.5281/zenodo.10926672</text:p>
          </table:table-cell>
          <table:table-cell office:value-type="string" office:string-value="Kevin" table:formula="of:=VLOOKUP([.$A21];[.$G$1:.$K$54];2;FALSE)" table:style-name="ce1">
            <text:p>Kevin</text:p>
          </table:table-cell>
          <table:table-cell office:value-type="string" office:string-value="Horan" table:formula="of:=VLOOKUP([.$A21];[.$G$1:.$K$54];3;FALSE)" table:style-name="ce1">
            <text:p>Horan</text:p>
          </table:table-cell>
          <table:table-cell office:value-type="string" office:string-value="Using a spatial statistical model to explore voting behaviour in the UK 2019 general election" table:formula="of:=VLOOKUP([.$A21];[.$G$1:.$K$54];4;FALSE)" table:style-name="ce1">
            <text:p>Using a spatial statistical model to explore voting behaviour in the UK 2019 general election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string" table:style-name="ce1">
            <text:p>Alexander</text:p>
          </table:table-cell>
          <table:table-cell office:value-type="string" table:style-name="ce1">
            <text:p>Skinner</text:p>
          </table:table-cell>
          <table:table-cell office:value-type="string" table:style-name="ce1">
            <text:p>Exploring the Spatial and Built Environmental Characteristics of Residential Solar Photovoltaic Implementations in Luxembourg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https://doi.org/10.5281/zenodo.10926688</text:p>
          </table:table-cell>
          <table:table-cell office:value-type="string" office:string-value="Andrew" table:formula="of:=VLOOKUP([.$A22];[.$G$1:.$K$54];2;FALSE)" table:style-name="ce1">
            <text:p>Andrew</text:p>
          </table:table-cell>
          <table:table-cell office:value-type="string" office:string-value="MacLachlan" table:formula="of:=VLOOKUP([.$A22];[.$G$1:.$K$54];3;FALSE)" table:style-name="ce1">
            <text:p>MacLachlan</text:p>
          </table:table-cell>
          <table:table-cell office:value-type="string" office:string-value="Closing the gap: a spatially targeted approach to water point rehabilitation in Tanzania" table:formula="of:=VLOOKUP([.$A22];[.$G$1:.$K$54];4;FALSE)" table:style-name="ce1">
            <text:p>Closing the gap: a spatially targeted approach to water point rehabilitation in Tanzania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string" table:style-name="ce1">
            <text:p>Jessica</text:p>
          </table:table-cell>
          <table:table-cell office:value-type="string" table:style-name="ce1">
            <text:p>Hepburn</text:p>
          </table:table-cell>
          <table:table-cell office:value-type="string" table:style-name="ce1">
            <text:p>A national assessment of park quality across Great Britain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https://doi.org/10.5281/zenodo.10926716</text:p>
          </table:table-cell>
          <table:table-cell office:value-type="float" office:value="0" table:formula="of:=VLOOKUP([.$A23];[.$G$1:.$K$54];2;FALSE)" table:style-name="ce1">
            <text:p>#N/A</text:p>
          </table:table-cell>
          <table:table-cell office:value-type="float" office:value="0" table:formula="of:=VLOOKUP([.$A23];[.$G$1:.$K$54];3;FALSE)" table:style-name="ce1">
            <text:p>#N/A</text:p>
          </table:table-cell>
          <table:table-cell office:value-type="float" office:value="0" table:formula="of:=VLOOKUP([.$A23];[.$G$1:.$K$54];4;FALSE)" table:style-name="ce1">
            <text:p>#N/A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Larkin</text:p>
          </table:table-cell>
          <table:table-cell office:value-type="string" table:style-name="ce1">
            <text:p>Towards a National Low Traffic Neighbourhood Dataset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https://doi.org/10.5281/zenodo.10926740</text:p>
          </table:table-cell>
          <table:table-cell office:value-type="string" office:string-value="Alexander" table:formula="of:=VLOOKUP([.$A24];[.$G$1:.$K$54];2;FALSE)" table:style-name="ce1">
            <text:p>Alexander</text:p>
          </table:table-cell>
          <table:table-cell office:value-type="string" office:string-value="Skinner" table:formula="of:=VLOOKUP([.$A24];[.$G$1:.$K$54];3;FALSE)" table:style-name="ce1">
            <text:p>Skinner</text:p>
          </table:table-cell>
          <table:table-cell office:value-type="string" office:string-value="Exploring the Spatial and Built Environmental Characteristics of Residential Solar Photovoltaic Implementations in Luxembourg" table:formula="of:=VLOOKUP([.$A24];[.$G$1:.$K$54];4;FALSE)" table:style-name="ce1">
            <text:p>Exploring the Spatial and Built Environmental Characteristics of Residential Solar Photovoltaic Implementations in Luxembourg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string" table:style-name="ce1">
            <text:p>Sarah</text:p>
          </table:table-cell>
          <table:table-cell office:value-type="string" table:style-name="ce1">
            <text:p>Greenham</text:p>
          </table:table-cell>
          <table:table-cell office:value-type="string" table:style-name="ce1">
            <text:p>From Birmingham to the West Midlands: Scaling up climate risk and vulnerability mapping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https://doi.org/10.5281/zenodo.10926780</text:p>
          </table:table-cell>
          <table:table-cell office:value-type="string" office:string-value="Chris" table:formula="of:=VLOOKUP([.$A25];[.$G$1:.$K$54];2;FALSE)" table:style-name="ce1">
            <text:p>Chris</text:p>
          </table:table-cell>
          <table:table-cell office:value-type="string" office:string-value="Larkin" table:formula="of:=VLOOKUP([.$A25];[.$G$1:.$K$54];3;FALSE)" table:style-name="ce1">
            <text:p>Larkin</text:p>
          </table:table-cell>
          <table:table-cell office:value-type="string" office:string-value="Towards a National Low Traffic Neighbourhood Dataset" table:formula="of:=VLOOKUP([.$A25];[.$G$1:.$K$54];4;FALSE)" table:style-name="ce1">
            <text:p>Towards a National Low Traffic Neighbourhood Datase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Orford</text:p>
          </table:table-cell>
          <table:table-cell office:value-type="string" table:style-name="ce1">
            <text:p>Creating a national classification of the level of bus service provision: A case study of Wales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https://doi.org/10.5281/zenodo.10926802</text:p>
          </table:table-cell>
          <table:table-cell office:value-type="string" office:string-value="Sarah" table:formula="of:=VLOOKUP([.$A26];[.$G$1:.$K$54];2;FALSE)" table:style-name="ce1">
            <text:p>Sarah</text:p>
          </table:table-cell>
          <table:table-cell office:value-type="string" office:string-value="Greenham" table:formula="of:=VLOOKUP([.$A26];[.$G$1:.$K$54];3;FALSE)" table:style-name="ce1">
            <text:p>Greenham</text:p>
          </table:table-cell>
          <table:table-cell office:value-type="string" office:string-value="From Birmingham to the West Midlands: Scaling up climate risk and vulnerability mapping" table:formula="of:=VLOOKUP([.$A26];[.$G$1:.$K$54];4;FALSE)" table:style-name="ce1">
            <text:p>From Birmingham to the West Midlands: Scaling up climate risk and vulnerability mapping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string" table:style-name="ce1">
            <text:p>Roger</text:p>
          </table:table-cell>
          <table:table-cell office:value-type="string" table:style-name="ce1">
            <text:p>Beecham</text:p>
          </table:table-cell>
          <table:table-cell office:value-type="string" table:style-name="ce1">
            <text:p>gridmappr: an R package for creating small multiple gridmap layouts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https://doi.org/10.5281/zenodo.10926840</text:p>
          </table:table-cell>
          <table:table-cell office:value-type="string" office:string-value="Scott" table:formula="of:=VLOOKUP([.$A27];[.$G$1:.$K$54];2;FALSE)" table:style-name="ce1">
            <text:p>Scott</text:p>
          </table:table-cell>
          <table:table-cell office:value-type="string" office:string-value="Orford" table:formula="of:=VLOOKUP([.$A27];[.$G$1:.$K$54];3;FALSE)" table:style-name="ce1">
            <text:p>Orford</text:p>
          </table:table-cell>
          <table:table-cell office:value-type="string" office:string-value="Creating a national classification of the level of bus service provision: A case study of Wales" table:formula="of:=VLOOKUP([.$A27];[.$G$1:.$K$54];4;FALSE)" table:style-name="ce1">
            <text:p>Creating a national classification of the level of bus service provision: A case study of Wales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string" table:style-name="ce1">
            <text:p>Matt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A spatially explicit model of beaver river-floodplains: understanding drivers and mapping opportunities for restoration.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https://doi.org/10.5281/zenodo.10926863</text:p>
          </table:table-cell>
          <table:table-cell office:value-type="string" office:string-value="Roger" table:formula="of:=VLOOKUP([.$A28];[.$G$1:.$K$54];2;FALSE)" table:style-name="ce1">
            <text:p>Roger</text:p>
          </table:table-cell>
          <table:table-cell office:value-type="string" office:string-value="Beecham" table:formula="of:=VLOOKUP([.$A28];[.$G$1:.$K$54];3;FALSE)" table:style-name="ce1">
            <text:p>Beecham</text:p>
          </table:table-cell>
          <table:table-cell office:value-type="string" office:string-value="gridmappr: an R package for creating small multiple gridmap layouts" table:formula="of:=VLOOKUP([.$A28];[.$G$1:.$K$54];4;FALSE)" table:style-name="ce1">
            <text:p>gridmappr: an R package for creating small multiple gridmap layouts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string" table:style-name="ce1">
            <text:p>Yunbei</text:p>
          </table:table-cell>
          <table:table-cell office:value-type="string" table:style-name="ce1">
            <text:p>Ou</text:p>
          </table:table-cell>
          <table:table-cell office:value-type="string" table:style-name="ce1">
            <text:p>Investigating the Impact of Housing Energy Efficiency on Indoor Environment at the Overheating Summer ‚Äì A Study in Southwark, London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https://doi.org/10.5281/zenodo.10926876</text:p>
          </table:table-cell>
          <table:table-cell office:value-type="string" office:string-value="Yunbei" table:formula="of:=VLOOKUP([.$A29];[.$G$1:.$K$54];2;FALSE)" table:style-name="ce1">
            <text:p>Yunbei</text:p>
          </table:table-cell>
          <table:table-cell office:value-type="string" office:string-value="Ou" table:formula="of:=VLOOKUP([.$A29];[.$G$1:.$K$54];3;FALSE)" table:style-name="ce1">
            <text:p>Ou</text:p>
          </table:table-cell>
          <table:table-cell office:value-type="string" office:string-value="Investigating the Impact of Housing Energy Efficiency on Indoor Environment at the Overheating Summer ‚Äì A Study in Southwark, London" table:formula="of:=VLOOKUP([.$A29];[.$G$1:.$K$54];4;FALSE)" table:style-name="ce1">
            <text:p>Investigating the Impact of Housing Energy Efficiency on Indoor Environment at the Overheating Summer ‚Äì A Study in Southwark, London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Lingshan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Leveraging Machine Learning and Street View Imagery to Study the association between social inequalities and visual walkability in the South Africa Context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https://doi.org/10.5281/zenodo.10926892</text:p>
          </table:table-cell>
          <table:table-cell office:value-type="string" office:string-value="Lingshan" table:formula="of:=VLOOKUP([.$A30];[.$G$1:.$K$54];2;FALSE)" table:style-name="ce1">
            <text:p>Lingshan</text:p>
          </table:table-cell>
          <table:table-cell office:value-type="string" office:string-value="Li" table:formula="of:=VLOOKUP([.$A30];[.$G$1:.$K$54];3;FALSE)" table:style-name="ce1">
            <text:p>Li</text:p>
          </table:table-cell>
          <table:table-cell office:value-type="string" office:string-value="Leveraging Machine Learning and Street View Imagery to Study the association between social inequalities and visual walkability in the South Africa Context" table:formula="of:=VLOOKUP([.$A30];[.$G$1:.$K$54];4;FALSE)" table:style-name="ce1">
            <text:p>Leveraging Machine Learning and Street View Imagery to Study the association between social inequalities and visual walkability in the South Africa Context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string" table:style-name="ce1">
            <text:p>Ahmad</text:p>
          </table:table-cell>
          <table:table-cell office:value-type="string" table:style-name="ce1">
            <text:p>Ammash</text:p>
          </table:table-cell>
          <table:table-cell office:value-type="string" table:style-name="ce1">
            <text:p>Identifying areas of poor health outcome risk due to food insecurity ‚Äì A Geographically Weighted Regression approach</text:p>
          </table:table-cell>
          <table:table-cell table:number-columns-repeated="16374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https://doi.org/10.5281/zenodo.10926900</text:p>
          </table:table-cell>
          <table:table-cell office:value-type="string" office:string-value="Ahmad" table:formula="of:=VLOOKUP([.$A31];[.$G$1:.$K$54];2;FALSE)" table:style-name="ce1">
            <text:p>Ahmad</text:p>
          </table:table-cell>
          <table:table-cell office:value-type="string" office:string-value="Ammash" table:formula="of:=VLOOKUP([.$A31];[.$G$1:.$K$54];3;FALSE)" table:style-name="ce1">
            <text:p>Ammash</text:p>
          </table:table-cell>
          <table:table-cell office:value-type="string" office:string-value="Identifying areas of poor health outcome risk due to food insecurity ‚Äì A Geographically Weighted Regression approach" table:formula="of:=VLOOKUP([.$A31];[.$G$1:.$K$54];4;FALSE)" table:style-name="ce1">
            <text:p>Identifying areas of poor health outcome risk due to food insecurity ‚Äì A Geographically Weighted Regression approach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string" table:style-name="ce1">
            <text:p>Fiona</text:p>
          </table:table-cell>
          <table:table-cell office:value-type="string" table:style-name="ce1">
            <text:p>Caryl</text:p>
          </table:table-cell>
          <table:table-cell office:value-type="string" table:style-name="ce1">
            <text:p>Time in nature is associated with reduced inequalities in child mental wellbeing: evidence from global positioning system (GPS) data.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https://doi.org/10.5281/zenodo.10926943</text:p>
          </table:table-cell>
          <table:table-cell office:value-type="float" office:value="0" table:formula="of:=VLOOKUP([.$A32];[.$G$1:.$K$54];2;FALSE)" table:style-name="ce1">
            <text:p>#N/A</text:p>
          </table:table-cell>
          <table:table-cell office:value-type="float" office:value="0" table:formula="of:=VLOOKUP([.$A32];[.$G$1:.$K$54];3;FALSE)" table:style-name="ce1">
            <text:p>#N/A</text:p>
          </table:table-cell>
          <table:table-cell office:value-type="float" office:value="0" table:formula="of:=VLOOKUP([.$A32];[.$G$1:.$K$54];4;FALSE)" table:style-name="ce1">
            <text:p>#N/A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string" table:style-name="ce1">
            <text:p>Matthew</text:p>
          </table:table-cell>
          <table:table-cell office:value-type="string" table:style-name="ce1">
            <text:p>Tomkins</text:p>
          </table:table-cell>
          <table:table-cell office:value-type="string" table:style-name="ce1">
            <text:p>Modelling the cooling effects of urban canals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https://doi.org/10.5281/zenodo.10926959</text:p>
          </table:table-cell>
          <table:table-cell office:value-type="string" office:string-value="Fiona" table:formula="of:=VLOOKUP([.$A33];[.$G$1:.$K$54];2;FALSE)" table:style-name="ce1">
            <text:p>Fiona</text:p>
          </table:table-cell>
          <table:table-cell office:value-type="string" office:string-value="Caryl" table:formula="of:=VLOOKUP([.$A33];[.$G$1:.$K$54];3;FALSE)" table:style-name="ce1">
            <text:p>Caryl</text:p>
          </table:table-cell>
          <table:table-cell office:value-type="string" office:string-value="Time in nature is associated with reduced inequalities in child mental wellbeing: evidence from global positioning system (GPS) data." table:formula="of:=VLOOKUP([.$A33];[.$G$1:.$K$54];4;FALSE)" table:style-name="ce1">
            <text:p>Time in nature is associated with reduced inequalities in child mental wellbeing: evidence from global positioning system (GPS) data.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string" table:style-name="ce1">
            <text:p>Liam</text:p>
          </table:table-cell>
          <table:table-cell office:value-type="string" table:style-name="ce1">
            <text:p>Webb</text:p>
          </table:table-cell>
          <table:table-cell office:value-type="string" table:style-name="ce1">
            <text:p>An open-source web-based solution for interactive assessment of accessibility via public transport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https://doi.org/10.5281/zenodo.10927580</text:p>
          </table:table-cell>
          <table:table-cell office:value-type="float" office:value="0" table:formula="of:=VLOOKUP([.$A34];[.$G$1:.$K$54];2;FALSE)" table:style-name="ce1">
            <text:p>#N/A</text:p>
          </table:table-cell>
          <table:table-cell office:value-type="float" office:value="0" table:formula="of:=VLOOKUP([.$A34];[.$G$1:.$K$54];3;FALSE)" table:style-name="ce1">
            <text:p>#N/A</text:p>
          </table:table-cell>
          <table:table-cell office:value-type="float" office:value="0" table:formula="of:=VLOOKUP([.$A34];[.$G$1:.$K$54];4;FALSE)" table:style-name="ce1">
            <text:p>#N/A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string" table:style-name="ce1">
            <text:p>Vitaly</text:p>
          </table:table-cell>
          <table:table-cell office:value-type="string" table:style-name="ce1">
            <text:p>Kryukov</text:p>
          </table:table-cell>
          <table:table-cell office:value-type="string" table:style-name="ce1">
            <text:p>Habitat connectivity workflow to support decisions and trade-offs between local stakeholders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https://doi.org/10.5281/zenodo.10927599</text:p>
          </table:table-cell>
          <table:table-cell office:value-type="string" office:string-value="Matthew" table:formula="of:=VLOOKUP([.$A35];[.$G$1:.$K$54];2;FALSE)" table:style-name="ce1">
            <text:p>Matthew</text:p>
          </table:table-cell>
          <table:table-cell office:value-type="string" office:string-value="Tomkins" table:formula="of:=VLOOKUP([.$A35];[.$G$1:.$K$54];3;FALSE)" table:style-name="ce1">
            <text:p>Tomkins</text:p>
          </table:table-cell>
          <table:table-cell office:value-type="string" office:string-value="Modelling the cooling effects of urban canals" table:formula="of:=VLOOKUP([.$A35];[.$G$1:.$K$54];4;FALSE)" table:style-name="ce1">
            <text:p>Modelling the cooling effects of urban canals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string" table:style-name="ce1">
            <text:p>Elisabetta</text:p>
          </table:table-cell>
          <table:table-cell office:value-type="string" table:style-name="ce1">
            <text:p>Pietrostefani</text:p>
          </table:table-cell>
          <table:table-cell office:value-type="string" table:style-name="ce1">
            <text:p>Spatial Empowerment: Participatory and Computational Mapping in El Mina's Neighbourhoods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https://doi.org/10.5281/zenodo.10927655</text:p>
          </table:table-cell>
          <table:table-cell office:value-type="string" office:string-value="Liam" table:formula="of:=VLOOKUP([.$A36];[.$G$1:.$K$54];2;FALSE)" table:style-name="ce1">
            <text:p>Liam</text:p>
          </table:table-cell>
          <table:table-cell office:value-type="string" office:string-value="Webb" table:formula="of:=VLOOKUP([.$A36];[.$G$1:.$K$54];3;FALSE)" table:style-name="ce1">
            <text:p>Webb</text:p>
          </table:table-cell>
          <table:table-cell office:value-type="string" office:string-value="An open-source web-based solution for interactive assessment of accessibility via public transport" table:formula="of:=VLOOKUP([.$A36];[.$G$1:.$K$54];4;FALSE)" table:style-name="ce1">
            <text:p>An open-source web-based solution for interactive assessment of accessibility via public transpor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Fulvio</text:p>
          </table:table-cell>
          <table:table-cell office:value-type="string" table:style-name="ce1">
            <text:p>Lopane</text:p>
          </table:table-cell>
          <table:table-cell office:value-type="string" table:style-name="ce1">
            <text:p>Designing a Tank Prioritisation Index for Sri Lanka: A Geospatial Approach</text:p>
          </table:table-cell>
          <table:table-cell table:number-columns-repeated="1637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https://doi.org/10.5281/zenodo.10927659</text:p>
          </table:table-cell>
          <table:table-cell office:value-type="string" office:string-value="Vitaly" table:formula="of:=VLOOKUP([.$A37];[.$G$1:.$K$54];2;FALSE)" table:style-name="ce1">
            <text:p>Vitaly</text:p>
          </table:table-cell>
          <table:table-cell office:value-type="string" office:string-value="Kryukov" table:formula="of:=VLOOKUP([.$A37];[.$G$1:.$K$54];3;FALSE)" table:style-name="ce1">
            <text:p>Kryukov</text:p>
          </table:table-cell>
          <table:table-cell office:value-type="string" office:string-value="Habitat connectivity workflow to support decisions and trade-offs between local stakeholders" table:formula="of:=VLOOKUP([.$A37];[.$G$1:.$K$54];4;FALSE)" table:style-name="ce1">
            <text:p>Habitat connectivity workflow to support decisions and trade-offs between local stakeholders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Brunsdon</text:p>
          </table:table-cell>
          <table:table-cell office:value-type="string" table:style-name="ce1">
            <text:p>Analysing Shooting Incidents in New York Using Spatial Regression Techniques</text:p>
          </table:table-cell>
          <table:table-cell table:number-columns-repeated="16374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https://doi.org/10.5281/zenodo.10927671</text:p>
          </table:table-cell>
          <table:table-cell office:value-type="string" office:string-value="Elisabetta" table:formula="of:=VLOOKUP([.$A38];[.$G$1:.$K$54];2;FALSE)" table:style-name="ce1">
            <text:p>Elisabetta</text:p>
          </table:table-cell>
          <table:table-cell office:value-type="string" office:string-value="Pietrostefani" table:formula="of:=VLOOKUP([.$A38];[.$G$1:.$K$54];3;FALSE)" table:style-name="ce1">
            <text:p>Pietrostefani</text:p>
          </table:table-cell>
          <table:table-cell office:value-type="string" office:string-value="Spatial Empowerment: Participatory and Computational Mapping in El Mina's Neighbourhoods" table:formula="of:=VLOOKUP([.$A38];[.$G$1:.$K$54];4;FALSE)" table:style-name="ce1">
            <text:p>Spatial Empowerment: Participatory and Computational Mapping in El Mina's Neighbourhoods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Raidah</text:p>
          </table:table-cell>
          <table:table-cell office:value-type="string" table:style-name="ce1">
            <text:p>Hanifah</text:p>
          </table:table-cell>
          <table:table-cell office:value-type="string" table:style-name="ce1">
            <text:p>Can X (Twitter) be used to Predict Tourism Patterns? Yes!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https://doi.org/10.5281/zenodo.10927868</text:p>
          </table:table-cell>
          <table:table-cell office:value-type="string" office:string-value="Fulvio" table:formula="of:=VLOOKUP([.$A39];[.$G$1:.$K$54];2;FALSE)" table:style-name="ce1">
            <text:p>Fulvio</text:p>
          </table:table-cell>
          <table:table-cell office:value-type="string" office:string-value="Lopane" table:formula="of:=VLOOKUP([.$A39];[.$G$1:.$K$54];3;FALSE)" table:style-name="ce1">
            <text:p>Lopane</text:p>
          </table:table-cell>
          <table:table-cell office:value-type="string" office:string-value="Designing a Tank Prioritisation Index for Sri Lanka: A Geospatial Approach" table:formula="of:=VLOOKUP([.$A39];[.$G$1:.$K$54];4;FALSE)" table:style-name="ce1">
            <text:p>Designing a Tank Prioritisation Index for Sri Lanka: A Geospatial Approach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Irada</text:p>
          </table:table-cell>
          <table:table-cell office:value-type="string" table:style-name="ce1">
            <text:p>Ismayilova</text:p>
          </table:table-cell>
          <table:table-cell office:value-type="string" table:style-name="ce1">
            <text:p>Identification of Green Corridors as a type of Urban Green Spaces.</text:p>
          </table:table-cell>
          <table:table-cell table:number-columns-repeated="1637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https://doi.org/10.5281/zenodo.10927901</text:p>
          </table:table-cell>
          <table:table-cell office:value-type="float" office:value="0" table:formula="of:=VLOOKUP([.$A40];[.$G$1:.$K$54];2;FALSE)" table:style-name="ce1">
            <text:p>#N/A</text:p>
          </table:table-cell>
          <table:table-cell office:value-type="float" office:value="0" table:formula="of:=VLOOKUP([.$A40];[.$G$1:.$K$54];3;FALSE)" table:style-name="ce1">
            <text:p>#N/A</text:p>
          </table:table-cell>
          <table:table-cell office:value-type="float" office:value="0" table:formula="of:=VLOOKUP([.$A40];[.$G$1:.$K$54];4;FALSE)" table:style-name="ce1">
            <text:p>#N/A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Chuang</text:p>
          </table:table-cell>
          <table:table-cell office:value-type="string" table:style-name="ce1">
            <text:p>Liu</text:p>
          </table:table-cell>
          <table:table-cell office:value-type="string" table:style-name="ce1">
            <text:p>A Geospatial Analysis of Work From Home Policies on UK Job Satisfaction During Covid-19</text:p>
          </table:table-cell>
          <table:table-cell table:number-columns-repeated="16374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https://doi.org/10.5281/zenodo.10927928</text:p>
          </table:table-cell>
          <table:table-cell office:value-type="string" office:string-value="Raidah" table:formula="of:=VLOOKUP([.$A41];[.$G$1:.$K$54];2;FALSE)" table:style-name="ce1">
            <text:p>Raidah</text:p>
          </table:table-cell>
          <table:table-cell office:value-type="string" office:string-value="Hanifah" table:formula="of:=VLOOKUP([.$A41];[.$G$1:.$K$54];3;FALSE)" table:style-name="ce1">
            <text:p>Hanifah</text:p>
          </table:table-cell>
          <table:table-cell office:value-type="string" office:string-value="Can X (Twitter) be used to Predict Tourism Patterns? Yes!" table:formula="of:=VLOOKUP([.$A41];[.$G$1:.$K$54];4;FALSE)" table:style-name="ce1">
            <text:p>Can X (Twitter) be used to Predict Tourism Patterns? Yes!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string" table:style-name="ce1">
            <text:p>ortis</text:p>
          </table:table-cell>
          <table:table-cell office:value-type="string" table:style-name="ce1">
            <text:p>yankey</text:p>
          </table:table-cell>
          <table:table-cell office:value-type="string" table:style-name="ce1">
            <text:p>Disaggregating Census Data for Population Mapping Using a Bayesian Additive Regression Tree Model</text:p>
          </table:table-cell>
          <table:table-cell table:number-columns-repeated="1637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https://doi.org/10.5281/zenodo.10927954</text:p>
          </table:table-cell>
          <table:table-cell office:value-type="float" office:value="0" table:formula="of:=VLOOKUP([.$A42];[.$G$1:.$K$54];2;FALSE)" table:style-name="ce1">
            <text:p>#N/A</text:p>
          </table:table-cell>
          <table:table-cell office:value-type="float" office:value="0" table:formula="of:=VLOOKUP([.$A42];[.$G$1:.$K$54];3;FALSE)" table:style-name="ce1">
            <text:p>#N/A</text:p>
          </table:table-cell>
          <table:table-cell office:value-type="float" office:value="0" table:formula="of:=VLOOKUP([.$A42];[.$G$1:.$K$54];4;FALSE)" table:style-name="ce1">
            <text:p>#N/A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string" table:style-name="ce1">
            <text:p>Michal</text:p>
          </table:table-cell>
          <table:table-cell office:value-type="string" table:style-name="ce1">
            <text:p>Iliev</text:p>
          </table:table-cell>
          <table:table-cell office:value-type="string" table:style-name="ce1">
            <text:p>Developing the first multi-dimensional measure of access to health-related features for Warsaw, Poland</text:p>
          </table:table-cell>
          <table:table-cell table:number-columns-repeated="16374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https://doi.org/10.5281/zenodo.10927987</text:p>
          </table:table-cell>
          <table:table-cell office:value-type="string" office:string-value="Irada" table:formula="of:=VLOOKUP([.$A43];[.$G$1:.$K$54];2;FALSE)" table:style-name="ce1">
            <text:p>Irada</text:p>
          </table:table-cell>
          <table:table-cell office:value-type="string" office:string-value="Ismayilova" table:formula="of:=VLOOKUP([.$A43];[.$G$1:.$K$54];3;FALSE)" table:style-name="ce1">
            <text:p>Ismayilova</text:p>
          </table:table-cell>
          <table:table-cell office:value-type="string" office:string-value="Identification of Green Corridors as a type of Urban Green Spaces." table:formula="of:=VLOOKUP([.$A43];[.$G$1:.$K$54];4;FALSE)" table:style-name="ce1">
            <text:p>Identification of Green Corridors as a type of Urban Green Spaces.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string" table:style-name="ce1">
            <text:p>Howard</text:p>
          </table:table-cell>
          <table:table-cell office:value-type="string" table:style-name="ce1">
            <text:p>Wong</text:p>
          </table:table-cell>
          <table:table-cell office:value-type="string" table:style-name="ce1">
            <text:p>Origin-destination-based public transport connectivity measures for enhancing service equity</text:p>
          </table:table-cell>
          <table:table-cell table:number-columns-repeated="16374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https://doi.org/10.5281/zenodo.10928004</text:p>
          </table:table-cell>
          <table:table-cell office:value-type="string" office:string-value="Chuang" table:formula="of:=VLOOKUP([.$A44];[.$G$1:.$K$54];2;FALSE)" table:style-name="ce1">
            <text:p>Chuang</text:p>
          </table:table-cell>
          <table:table-cell office:value-type="string" office:string-value="Liu" table:formula="of:=VLOOKUP([.$A44];[.$G$1:.$K$54];3;FALSE)" table:style-name="ce1">
            <text:p>Liu</text:p>
          </table:table-cell>
          <table:table-cell office:value-type="string" office:string-value="A Geospatial Analysis of Work From Home Policies on UK Job Satisfaction During Covid-19" table:formula="of:=VLOOKUP([.$A44];[.$G$1:.$K$54];4;FALSE)" table:style-name="ce1">
            <text:p>A Geospatial Analysis of Work From Home Policies on UK Job Satisfaction During Covid-19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string" table:style-name="ce1">
            <text:p>Antje Barbara</text:p>
          </table:table-cell>
          <table:table-cell office:value-type="string" table:style-name="ce1">
            <text:p>Metzler</text:p>
          </table:table-cell>
          <table:table-cell office:value-type="string" table:style-name="ce1">
            <text:p>Is a (satellite) image worth a thousand data points? Comparing machine learning approaches for predicting social andenvironmental inequalities across England.</text:p>
          </table:table-cell>
          <table:table-cell table:number-columns-repeated="1637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https://doi.org/10.5281/zenodo.10928029</text:p>
          </table:table-cell>
          <table:table-cell office:value-type="float" office:value="0" table:formula="of:=VLOOKUP([.$A45];[.$G$1:.$K$54];2;FALSE)" table:style-name="ce1">
            <text:p>#N/A</text:p>
          </table:table-cell>
          <table:table-cell office:value-type="float" office:value="0" table:formula="of:=VLOOKUP([.$A45];[.$G$1:.$K$54];3;FALSE)" table:style-name="ce1">
            <text:p>#N/A</text:p>
          </table:table-cell>
          <table:table-cell office:value-type="float" office:value="0" table:formula="of:=VLOOKUP([.$A45];[.$G$1:.$K$54];4;FALSE)" table:style-name="ce1">
            <text:p>#N/A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string" table:style-name="ce1">
            <text:p>Xiaowei</text:p>
          </table:table-cell>
          <table:table-cell office:value-type="string" table:style-name="ce1">
            <text:p>Gao</text:p>
          </table:table-cell>
          <table:table-cell office:value-type="string" table:style-name="ce1">
            <text:p>A Deep Learning Framework for Missing Information Imputation in Traffic Crash Records</text:p>
          </table:table-cell>
          <table:table-cell table:number-columns-repeated="16374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https://doi.org/10.5281/zenodo.10928045</text:p>
          </table:table-cell>
          <table:table-cell office:value-type="float" office:value="0" table:formula="of:=VLOOKUP([.$A46];[.$G$1:.$K$54];2;FALSE)" table:style-name="ce1">
            <text:p>#N/A</text:p>
          </table:table-cell>
          <table:table-cell office:value-type="float" office:value="0" table:formula="of:=VLOOKUP([.$A46];[.$G$1:.$K$54];3;FALSE)" table:style-name="ce1">
            <text:p>#N/A</text:p>
          </table:table-cell>
          <table:table-cell office:value-type="float" office:value="0" table:formula="of:=VLOOKUP([.$A46];[.$G$1:.$K$54];4;FALSE)" table:style-name="ce1">
            <text:p>#N/A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string" table:style-name="ce1">
            <text:p>Nilufer</text:p>
          </table:table-cell>
          <table:table-cell office:value-type="string" table:style-name="ce1">
            <text:p>Sari Aslam</text:p>
          </table:table-cell>
          <table:table-cell office:value-type="string" table:style-name="ce1">
            <text:p>Managing Variability: A sensitivity analysis approach applied to mobile app data</text:p>
          </table:table-cell>
          <table:table-cell table:number-columns-repeated="1637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https://doi.org/10.5281/zenodo.10928080</text:p>
          </table:table-cell>
          <table:table-cell office:value-type="float" office:value="0" table:formula="of:=VLOOKUP([.$A47];[.$G$1:.$K$54];2;FALSE)" table:style-name="ce1">
            <text:p>#N/A</text:p>
          </table:table-cell>
          <table:table-cell office:value-type="float" office:value="0" table:formula="of:=VLOOKUP([.$A47];[.$G$1:.$K$54];3;FALSE)" table:style-name="ce1">
            <text:p>#N/A</text:p>
          </table:table-cell>
          <table:table-cell office:value-type="float" office:value="0" table:formula="of:=VLOOKUP([.$A47];[.$G$1:.$K$54];4;FALSE)" table:style-name="ce1">
            <text:p>#N/A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string" table:style-name="ce1">
            <text:p>FAUZY</text:p>
          </table:table-cell>
          <table:table-cell office:value-type="string" table:style-name="ce1">
            <text:p>OTHMAN</text:p>
          </table:table-cell>
          <table:table-cell office:value-type="string" table:style-name="ce1">
            <text:p>Improving Deep Neural Net Aerial Lidar Point Cloud Object Classification Accuracy using a Second Processing Pass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https://doi.org/10.5281/zenodo.10930846</text:p>
          </table:table-cell>
          <table:table-cell office:value-type="float" office:value="0" table:formula="of:=VLOOKUP([.$A48];[.$G$1:.$K$54];2;FALSE)" table:style-name="ce1">
            <text:p>#N/A</text:p>
          </table:table-cell>
          <table:table-cell office:value-type="float" office:value="0" table:formula="of:=VLOOKUP([.$A48];[.$G$1:.$K$54];3;FALSE)" table:style-name="ce1">
            <text:p>#N/A</text:p>
          </table:table-cell>
          <table:table-cell office:value-type="float" office:value="0" table:formula="of:=VLOOKUP([.$A48];[.$G$1:.$K$54];4;FALSE)" table:style-name="ce1">
            <text:p>#N/A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string" table:style-name="ce1">
            <text:p>Xinglei</text:p>
          </table:table-cell>
          <table:table-cell office:value-type="string" table:style-name="ce1">
            <text:p>Wang</text:p>
          </table:table-cell>
          <table:table-cell office:value-type="string" table:style-name="ce1">
            <text:p>Capturing high street dynamics on a finer scale: a case study in the context of COVID-19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https://doi.org/10.5281/zenodo.10930867</text:p>
          </table:table-cell>
          <table:table-cell office:value-type="string" office:string-value="ortis" table:formula="of:=VLOOKUP([.$A49];[.$G$1:.$K$54];2;FALSE)" table:style-name="ce1">
            <text:p>ortis</text:p>
          </table:table-cell>
          <table:table-cell office:value-type="string" office:string-value="yankey" table:formula="of:=VLOOKUP([.$A49];[.$G$1:.$K$54];3;FALSE)" table:style-name="ce1">
            <text:p>yankey</text:p>
          </table:table-cell>
          <table:table-cell office:value-type="string" office:string-value="Disaggregating Census Data for Population Mapping Using a Bayesian Additive Regression Tree Model" table:formula="of:=VLOOKUP([.$A49];[.$G$1:.$K$54];4;FALSE)" table:style-name="ce1">
            <text:p>Disaggregating Census Data for Population Mapping Using a Bayesian Additive Regression Tree Model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string" table:style-name="ce1">
            <text:p>Matt</text:p>
          </table:table-cell>
          <table:table-cell office:value-type="string" table:style-name="ce1">
            <text:p>Mason</text:p>
          </table:table-cell>
          <table:table-cell office:value-type="string" table:style-name="ce1">
            <text:p>Understanding the local spatial and temporal patterns of attitudes towards immigration using Twitter data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https://doi.org/10.5281/zenodo.10930911</text:p>
          </table:table-cell>
          <table:table-cell office:value-type="float" office:value="0" table:formula="of:=VLOOKUP([.$A50];[.$G$1:.$K$54];2;FALSE)" table:style-name="ce1">
            <text:p>#N/A</text:p>
          </table:table-cell>
          <table:table-cell office:value-type="float" office:value="0" table:formula="of:=VLOOKUP([.$A50];[.$G$1:.$K$54];3;FALSE)" table:style-name="ce1">
            <text:p>#N/A</text:p>
          </table:table-cell>
          <table:table-cell office:value-type="float" office:value="0" table:formula="of:=VLOOKUP([.$A50];[.$G$1:.$K$54];4;FALSE)" table:style-name="ce1">
            <text:p>#N/A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string" table:style-name="ce1">
            <text:p>Matt</text:p>
          </table:table-cell>
          <table:table-cell office:value-type="string" table:style-name="ce1">
            <text:p>Travis</text:p>
          </table:table-cell>
          <table:table-cell office:value-type="string" table:style-name="ce1">
            <text:p>Introducing Overture: A Cloud-Native Global Map</text:p>
          </table:table-cell>
          <table:table-cell table:number-columns-repeated="1637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https://doi.org/10.5281/zenodo.10931725</text:p>
          </table:table-cell>
          <table:table-cell office:value-type="string" office:string-value="Michal" table:formula="of:=VLOOKUP([.$A51];[.$G$1:.$K$54];2;FALSE)" table:style-name="ce1">
            <text:p>Michal</text:p>
          </table:table-cell>
          <table:table-cell office:value-type="string" office:string-value="Iliev" table:formula="of:=VLOOKUP([.$A51];[.$G$1:.$K$54];3;FALSE)" table:style-name="ce1">
            <text:p>Iliev</text:p>
          </table:table-cell>
          <table:table-cell office:value-type="string" office:string-value="Developing the first multi-dimensional measure of access to health-related features for Warsaw, Poland" table:formula="of:=VLOOKUP([.$A51];[.$G$1:.$K$54];4;FALSE)" table:style-name="ce1">
            <text:p>Developing the first multi-dimensional measure of access to health-related features for Warsaw, Poland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string" table:style-name="ce1">
            <text:p>Jayita</text:p>
          </table:table-cell>
          <table:table-cell office:value-type="string" table:style-name="ce1">
            <text:p>Chakraborty</text:p>
          </table:table-cell>
          <table:table-cell office:value-type="string" table:style-name="ce1">
            <text:p>Analysing Global Policy Responses to COVID-19: An Agent-based model to explore the stringency in policies</text:p>
          </table:table-cell>
          <table:table-cell table:number-columns-repeated="16374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https://doi.org/10.5281/zenodo.10931742</text:p>
          </table:table-cell>
          <table:table-cell office:value-type="string" office:string-value="Howard" table:formula="of:=VLOOKUP([.$A52];[.$G$1:.$K$54];2;FALSE)" table:style-name="ce1">
            <text:p>Howard</text:p>
          </table:table-cell>
          <table:table-cell office:value-type="string" office:string-value="Wong" table:formula="of:=VLOOKUP([.$A52];[.$G$1:.$K$54];3;FALSE)" table:style-name="ce1">
            <text:p>Wong</text:p>
          </table:table-cell>
          <table:table-cell office:value-type="string" office:string-value="Origin-destination-based public transport connectivity measures for enhancing service equity" table:formula="of:=VLOOKUP([.$A52];[.$G$1:.$K$54];4;FALSE)" table:style-name="ce1">
            <text:p>Origin-destination-based public transport connectivity measures for enhancing service equity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string" table:style-name="ce1">
            <text:p>Carrow</text:p>
          </table:table-cell>
          <table:table-cell office:value-type="string" table:style-name="ce1">
            <text:p>Morris-Wiltshire</text:p>
          </table:table-cell>
          <table:table-cell office:value-type="string" table:style-name="ce1">
            <text:p>TOWARDS SITUATIONAL AWARENESS OF URBAN PEDESTRIAN FLOWS: AN ASSESSMENT OF DATA QUALITY ON THE PERFORMANCE OF PREDICTIVE MODELS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https://doi.org/10.5281/zenodo.10931749</text:p>
          </table:table-cell>
          <table:table-cell office:value-type="string" office:string-value="Nilufer" table:formula="of:=VLOOKUP([.$A53];[.$G$1:.$K$54];2;FALSE)" table:style-name="ce1">
            <text:p>Nilufer</text:p>
          </table:table-cell>
          <table:table-cell office:value-type="string" office:string-value="Sari Aslam" table:formula="of:=VLOOKUP([.$A53];[.$G$1:.$K$54];3;FALSE)" table:style-name="ce1">
            <text:p>Sari Aslam</text:p>
          </table:table-cell>
          <table:table-cell office:value-type="string" office:string-value="Managing Variability: A sensitivity analysis approach applied to mobile app data" table:formula="of:=VLOOKUP([.$A53];[.$G$1:.$K$54];4;FALSE)" table:style-name="ce1">
            <text:p>Managing Variability: A sensitivity analysis approach applied to mobile app data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string" table:style-name="ce1">
            <text:p>Abdelrahman</text:p>
          </table:table-cell>
          <table:table-cell office:value-type="string" table:style-name="ce1">
            <text:p>Ibrahim</text:p>
          </table:table-cell>
          <table:table-cell office:value-type="string" table:style-name="ce1">
            <text:p>Dynamic Wildfire Risk Modelling</text:p>
          </table:table-cell>
          <table:table-cell table:number-columns-repeated="16374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https://doi.org/10.5281/zenodo.10931778</text:p>
          </table:table-cell>
          <table:table-cell office:value-type="string" office:string-value="FAUZY" table:formula="of:=VLOOKUP([.$A54];[.$G$1:.$K$54];2;FALSE)" table:style-name="ce1">
            <text:p>FAUZY</text:p>
          </table:table-cell>
          <table:table-cell office:value-type="string" office:string-value="OTHMAN" table:formula="of:=VLOOKUP([.$A54];[.$G$1:.$K$54];3;FALSE)" table:style-name="ce1">
            <text:p>OTHMAN</text:p>
          </table:table-cell>
          <table:table-cell office:value-type="string" office:string-value="Improving Deep Neural Net Aerial Lidar Point Cloud Object Classification Accuracy using a Second Processing Pass" table:formula="of:=VLOOKUP([.$A54];[.$G$1:.$K$54];4;FALSE)" table:style-name="ce1">
            <text:p>Improving Deep Neural Net Aerial Lidar Point Cloud Object Classification Accuracy using a Second Processing Pass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string" table:style-name="ce1">
            <text:p>Steve</text:p>
          </table:table-cell>
          <table:table-cell office:value-type="string" table:style-name="ce1">
            <text:p>Carver</text:p>
          </table:table-cell>
          <table:table-cell office:value-type="string" table:style-name="ce1">
            <text:p>Mapping the connectivity of higher potential naturalness areas in the UK</text:p>
          </table:table-cell>
          <table:table-cell table:number-columns-repeated="16374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https://doi.org/10.5281/zenodo.10931921</text:p>
          </table:table-cell>
          <table:table-cell office:value-type="string" office:string-value="Xinglei" table:formula="of:=VLOOKUP([.$A55];[.$G$1:.$K$54];2;FALSE)" table:style-name="ce1">
            <text:p>Xinglei</text:p>
          </table:table-cell>
          <table:table-cell office:value-type="string" office:string-value="Wang" table:formula="of:=VLOOKUP([.$A55];[.$G$1:.$K$54];3;FALSE)" table:style-name="ce1">
            <text:p>Wang</text:p>
          </table:table-cell>
          <table:table-cell office:value-type="string" office:string-value="Capturing high street dynamics on a finer scale: a case study in the context of COVID-19" table:formula="of:=VLOOKUP([.$A55];[.$G$1:.$K$54];4;FALSE)" table:style-name="ce1">
            <text:p>Capturing high street dynamics on a finer scale: a case study in the context of COVID-19</text:p>
          </table:table-cell>
          <table:table-cell table:number-columns-repeated="16379" table:style-name="ce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https://doi.org/10.5281/zenodo.10931929</text:p>
          </table:table-cell>
          <table:table-cell office:value-type="string" office:string-value="Matt" table:formula="of:=VLOOKUP([.$A56];[.$G$1:.$K$54];2;FALSE)" table:style-name="ce1">
            <text:p>Matt</text:p>
          </table:table-cell>
          <table:table-cell office:value-type="string" office:string-value="Mason" table:formula="of:=VLOOKUP([.$A56];[.$G$1:.$K$54];3;FALSE)" table:style-name="ce1">
            <text:p>Mason</text:p>
          </table:table-cell>
          <table:table-cell office:value-type="string" office:string-value="Understanding the local spatial and temporal patterns of attitudes towards immigration using Twitter data" table:formula="of:=VLOOKUP([.$A56];[.$G$1:.$K$54];4;FALSE)" table:style-name="ce1">
            <text:p>Understanding the local spatial and temporal patterns of attitudes towards immigration using Twitter data</text:p>
          </table:table-cell>
          <table:table-cell table:number-columns-repeated="16379" table:style-name="ce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https://doi.org/10.5281/zenodo.10931940</text:p>
          </table:table-cell>
          <table:table-cell office:value-type="string" office:string-value="Matt" table:formula="of:=VLOOKUP([.$A57];[.$G$1:.$K$54];2;FALSE)" table:style-name="ce1">
            <text:p>Matt</text:p>
          </table:table-cell>
          <table:table-cell office:value-type="string" office:string-value="Travis" table:formula="of:=VLOOKUP([.$A57];[.$G$1:.$K$54];3;FALSE)" table:style-name="ce1">
            <text:p>Travis</text:p>
          </table:table-cell>
          <table:table-cell office:value-type="string" office:string-value="Introducing Overture: A Cloud-Native Global Map" table:formula="of:=VLOOKUP([.$A57];[.$G$1:.$K$54];4;FALSE)" table:style-name="ce1">
            <text:p>Introducing Overture: A Cloud-Native Global Map</text:p>
          </table:table-cell>
          <table:table-cell table:number-columns-repeated="16379" table:style-name="ce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https://doi.org/10.5281/zenodo.10931950</text:p>
          </table:table-cell>
          <table:table-cell office:value-type="string" office:string-value="Carrow" table:formula="of:=VLOOKUP([.$A58];[.$G$1:.$K$54];2;FALSE)" table:style-name="ce1">
            <text:p>Carrow</text:p>
          </table:table-cell>
          <table:table-cell office:value-type="string" office:string-value="Morris-Wiltshire" table:formula="of:=VLOOKUP([.$A58];[.$G$1:.$K$54];3;FALSE)" table:style-name="ce1">
            <text:p>Morris-Wiltshire</text:p>
          </table:table-cell>
          <table:table-cell office:value-type="string" office:string-value="TOWARDS SITUATIONAL AWARENESS OF URBAN PEDESTRIAN FLOWS: AN ASSESSMENT OF DATA QUALITY ON THE PERFORMANCE OF PREDICTIVE MODELS" table:formula="of:=VLOOKUP([.$A58];[.$G$1:.$K$54];4;FALSE)" table:style-name="ce1">
            <text:p>TOWARDS SITUATIONAL AWARENESS OF URBAN PEDESTRIAN FLOWS: AN ASSESSMENT OF DATA QUALITY ON THE PERFORMANCE OF PREDICTIVE MODELS</text:p>
          </table:table-cell>
          <table:table-cell table:number-columns-repeated="16379" table:style-name="ce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https://doi.org/10.5281/zenodo.10931961</text:p>
          </table:table-cell>
          <table:table-cell office:value-type="string" office:string-value="Abdelrahman" table:formula="of:=VLOOKUP([.$A59];[.$G$1:.$K$54];2;FALSE)" table:style-name="ce1">
            <text:p>Abdelrahman</text:p>
          </table:table-cell>
          <table:table-cell office:value-type="string" office:string-value="Ibrahim" table:formula="of:=VLOOKUP([.$A59];[.$G$1:.$K$54];3;FALSE)" table:style-name="ce1">
            <text:p>Ibrahim</text:p>
          </table:table-cell>
          <table:table-cell office:value-type="string" office:string-value="Dynamic Wildfire Risk Modelling" table:formula="of:=VLOOKUP([.$A59];[.$G$1:.$K$54];4;FALSE)" table:style-name="ce1">
            <text:p>Dynamic Wildfire Risk Modelling</text:p>
          </table:table-cell>
          <table:table-cell table:number-columns-repeated="16379" table:style-name="ce1"/>
        </table:table-row>
        <table:table-row table:number-rows-repeated="1048517" table:style-name="ro1">
          <table:table-cell table:number-columns-repeated="16384"/>
        </table:table-row>
      </table:table>
      <table:database-ranges>
        <table:database-range table:target-range-address="Sheet1.C1:Sheet1.C5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311</meta:generator>
    <dc:creator>Roger Beecham</dc:creator>
    <meta:creation-date>2024-03-27T16:42:17Z</meta:creation-date>
    <dc:date>2024-04-05T14:37:54Z</dc:date>
    <meta:editing-cycles>63</meta:editing-cycles>
    <meta:editing-duration>PT56582S</meta:editing-duration>
  </office:meta>
</office:document-meta>
</file>